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tstrapTestUtils.buildBootstrapContext( Class &lt; ? &gt; testClass , CacheAwareContextLoaderDelegate cacheAwareContextLoader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tstrapTestUtils.BootstrapTes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otstrapTestUtils.resolveTestContextBootstrapper( BootstrapContext bootstrap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